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f9de"/>
    </style:style>
    <style:style style:name="P2" style:family="paragraph" style:parent-style-name="Text_20_body">
      <style:text-properties officeooo:paragraph-rsid="000af5db"/>
    </style:style>
    <style:style style:name="P3" style:family="paragraph" style:parent-style-name="Text_20_body">
      <style:text-properties officeooo:rsid="000ce669" officeooo:paragraph-rsid="000ce669"/>
    </style:style>
    <style:style style:name="P4" style:family="paragraph" style:parent-style-name="Text_20_body">
      <style:text-properties officeooo:paragraph-rsid="000ce669"/>
    </style:style>
    <style:style style:name="P5" style:family="paragraph" style:parent-style-name="Text_20_body">
      <style:text-properties officeooo:rsid="000d3440" officeooo:paragraph-rsid="000d3440"/>
    </style:style>
    <style:style style:name="P6" style:family="paragraph" style:parent-style-name="Text_20_body">
      <style:text-properties officeooo:paragraph-rsid="000d3440"/>
    </style:style>
    <style:style style:name="P7" style:family="paragraph" style:parent-style-name="Heading_20_1">
      <style:text-properties officeooo:rsid="000ce669" officeooo:paragraph-rsid="000ce669"/>
    </style:style>
    <style:style style:name="P8" style:family="paragraph" style:parent-style-name="Heading_20_3">
      <style:text-properties officeooo:rsid="0007f9de" officeooo:paragraph-rsid="0007f9de"/>
    </style:style>
    <style:style style:name="P9" style:family="paragraph" style:parent-style-name="Heading_20_3">
      <style:text-properties officeooo:rsid="000ce669" officeooo:paragraph-rsid="000ce669"/>
    </style:style>
    <style:style style:name="P10" style:family="paragraph" style:parent-style-name="Heading_20_3">
      <style:text-properties officeooo:rsid="000d3440" officeooo:paragraph-rsid="000d3440"/>
    </style:style>
    <style:style style:name="P11" style:family="paragraph" style:parent-style-name="Text_20_body">
      <style:text-properties officeooo:rsid="000ebb37" officeooo:paragraph-rsid="000ebb37"/>
    </style:style>
    <style:style style:name="P12" style:family="paragraph" style:parent-style-name="Text_20_body">
      <style:text-properties fo:font-weight="bold" officeooo:paragraph-rsid="000af5db" style:font-weight-asian="bold" style:font-weight-complex="bold"/>
    </style:style>
    <style:style style:name="P13" style:family="paragraph" style:parent-style-name="Text_20_body">
      <style:text-properties fo:font-weight="bold" officeooo:rsid="000af5db" officeooo:paragraph-rsid="000af5db" style:font-weight-asian="bold" style:font-weight-complex="bold"/>
    </style:style>
    <style:style style:name="P14" style:family="paragraph" style:parent-style-name="Text_20_body">
      <style:text-properties fo:font-weight="bold" officeooo:rsid="000af5db" officeooo:paragraph-rsid="00108e26" style:font-weight-asian="bold" style:font-weight-complex="bold"/>
    </style:style>
    <style:style style:name="P15" style:family="paragraph" style:parent-style-name="Text_20_body">
      <style:text-properties fo:font-weight="normal" officeooo:rsid="00108e26" officeooo:paragraph-rsid="00108e26" style:font-weight-asian="normal" style:font-weight-complex="normal"/>
    </style:style>
    <style:style style:name="T1" style:family="text">
      <style:text-properties officeooo:rsid="00099432"/>
    </style:style>
    <style:style style:name="T2" style:family="text">
      <style:text-properties officeooo:rsid="000af5db"/>
    </style:style>
    <style:style style:name="T3" style:family="text">
      <style:text-properties officeooo:rsid="000ebb37"/>
    </style:style>
    <style:style style:name="T4" style:family="text">
      <style:text-properties officeooo:rsid="00108e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Cryptography</text:h>
      <text:p text:style-name="P2"><text:span text:style-name="T1">Cryptography is </text:span><text:span text:style-name="T2">a process in which t</text:span><text:span text:style-name="T1">he data is converted into unintelligible text, transmitted, then converted back into </text:span><text:span text:style-name="T2">a </text:span>comprehensible <text:span text:style-name="T2">form so it can only be read and processed by whom it’s intended.</text:span></text:p>
      <text:p text:style-name="P2">Cryptography is <text:span text:style-name="T1">associated with</text:span> the process of preparing <text:span text:style-name="T1">protected and secure data for communication.</text:span></text:p>
      <text:p text:style-name="P3">There are three main types of cryptography</text:p>
      <text:p text:style-name="P12"><text:span text:style-name="T2">Symmetric </text:span><text:span text:style-name="T3">Key Cryptography</text:span><text:span text:style-name="T2">:</text:span></text:p>
      <text:p text:style-name="P11">A single key is used for both encryption and decryption. <text:span text:style-name="T4">It is used for bulk data tranimission.</text:span></text:p>
      <text:p text:style-name="P14">Asymmetric <text:span text:style-name="T3">Key Cryptography</text:span>:</text:p>
      <text:p text:style-name="P15">Like the symmetric key one key is required for encryption but asymmetric key also requires another key, i.e Public Key for decryption. It is used for higher confidentiality.</text:p>
      <text:p text:style-name="P13">Cryptographic Protocols:</text:p>
      <text:p text:style-name="P15">Deals with the application of cryptography.</text:p>
      <text:h text:style-name="P8" text:outline-level="3">Stream Ciphers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7" text:outline-level="1">References</text:h>
      <text:h text:style-name="P9" text:outline-level="3">Papers</text:h>
      <text:p text:style-name="P4"><text:a xlink:type="simple" xlink:href="https://www.researchgate.net/publication/276317739_Cryptography" text:style-name="Internet_20_link" text:visited-style-name="Visited_20_Internet_20_Link">https://www.researchgate.net/publication/276317739_Cryptography</text:a></text:p>
      <text:p text:style-name="P4"/>
      <text:h text:style-name="P10" text:outline-level="3">Websites</text:h>
      <text:p text:style-name="P6"><text:a xlink:type="simple" xlink:href="https://en.wikipedia.org/wiki/Cryptography" text:style-name="Internet_20_link" text:visited-style-name="Visited_20_Internet_20_Link">https://en.wikipedia.org/wiki/Cryptography</text:a></text:p>
      <text:p text:style-name="P6"/>
      <text:h text:style-name="Heading_20_3" text:outline-level="3">Books</text:h>
      <text:p text:style-name="P5">William Stallings, Cryptography and Network Security, 3 rd edition, Pearson Education (2004).</text:p>
      <text:p text:style-name="P5">Christof Paar,Understanding Cryptography, Springer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12:51:21.641209578</meta:creation-date>
    <dc:date>2021-05-17T18:35:14.778872045</dc:date>
    <meta:editing-duration>PT12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138" meta:character-count="1038" meta:non-whitespace-character-count="919"/>
  </office:meta>
</office:document-meta>
</file>